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none" draw:textarea-vertical-align="middle" draw:auto-grow-height="false" fo:min-height="0.749cm" fo:min-width="0.499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標準-title">
      <style:graphic-properties draw:auto-grow-height="true" fo:min-height="3.506cm"/>
    </style:style>
    <style:style style:name="pr2" style:family="presentation" style:parent-style-name="標準-outline1">
      <style:graphic-properties fo:min-height="11.929cm"/>
    </style:style>
    <style:style style:name="pr3" style:family="presentation" style:parent-style-name="標準-notes">
      <style:graphic-properties draw:fill-color="#ffffff" fo:min-height="13.364cm"/>
    </style:style>
    <style:style style:name="pr4" style:family="presentation" style:parent-style-name="標準-subtitle">
      <style:graphic-properties draw:fill-color="#ffffff" fo:min-height="16.255cm"/>
    </style:style>
    <style:style style:name="pr5" style:family="presentation" style:parent-style-name="標準-title">
      <style:graphic-properties fo:min-height="3.506cm"/>
    </style:style>
    <style:style style:name="pr6" style:family="presentation" style:parent-style-name="標準-subtitle">
      <style:graphic-properties draw:fill-color="#ffffff" fo:min-height="12.179cm"/>
    </style:style>
    <style:style style:name="P1" style:family="paragraph">
      <style:text-properties style:font-size-asian="32pt"/>
    </style:style>
    <style:style style:name="P2" style:family="paragraph">
      <style:text-properties style:font-size-asian="20pt"/>
    </style:style>
    <style:style style:name="P3" style:family="paragraph">
      <style:paragraph-properties fo:text-align="center"/>
      <style:text-properties fo:font-style="italic" style:font-style-asian="italic" style:font-style-complex="italic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tyle="normal" style:font-style-asian="normal" style:font-style-complex="normal"/>
    </style:style>
    <style:style style:name="T1" style:family="text">
      <style:text-properties style:font-size-asian="32pt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1">
        <draw:frame presentation:style-name="pr1" draw:layer="layout" svg:width="25.199cm" svg:height="3.506cm" svg:x="1.4cm" svg:y="0.837cm" presentation:class="title">
          <draw:text-box>
            <text:p>第４回　UNIX V6 読書会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前回までのあらすじ<text:line-break/></text:p>
                <text:list>
                  <text:list-item>
                    <text:p>本書を読み進めるにあたって</text:p>
                  </text:list-item>
                  <text:list-item>
                    <text:p>第 II 部　プロセスまとめ<text:line-break/></text:p>
                    <text:list>
                      <text:list-item>
                        <text:p>プロセス概要</text:p>
                      </text:list-item>
                      <text:list-item>
                        <text:p>プロセスの制御</text:p>
                      </text:list-item>
                      <text:list-item>
                        <text:p>スワッピング（第３回の内容）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32">
        <draw:frame presentation:style-name="pr4" draw:layer="layout" svg:width="25.199cm" svg:height="16.255cm" svg:x="1.4cm" svg:y="0.837cm" presentation:class="subtitle">
          <draw:text-box>
            <text:p>ひとまず、試験おつかれさまでした。<text:line-break/><text:line-break/>m(_ _)m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3T0">
        <draw:frame presentation:style-name="pr5" draw:layer="layout" svg:width="25.199cm" svg:height="3.506cm" svg:x="1.4cm" svg:y="0.837cm" presentation:class="title">
          <draw:text-box>
            <text:p>テーマ　：　前回までのあらすじ</text:p>
          </draw:text-box>
        </draw:frame>
        <draw:frame presentation:style-name="pr6" draw:text-style-name="P1" draw:layer="layout" svg:width="24.639cm" svg:height="12.179cm" svg:x="1.4cm" svg:y="4.914cm" presentation:class="subtitle">
          <draw:text-box>
            <text:p><text:span text:style-name="T1">大事（そう）なところだけ抜粋します</text:span></text:p>
            <text:p><text:span text:style-name="T1"/></text:p>
            <text:p><text:span text:style-name="T1"/></text:p>
            <text:p><text:span text:style-name="T1">※</text:span><text:span text:style-name="T1">　意見には個人差があります</text:span></text:p>
            <text:p><text:span text:style-name="T1"/></text:p>
            <text:p><text:span text:style-name="T1">※</text:span><text:span text:style-name="T1">　誤りが含まれている可能性もあります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4T19">
        <draw:frame presentation:style-name="pr5" draw:layer="layout" svg:width="25.199cm" svg:height="3.506cm" svg:x="1.4cm" svg:y="7.737cm" presentation:class="title" presentation:user-transformed="true">
          <draw:text-box>
            <text:p>本書を読み進めるにあたって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1T1">
        <draw:frame presentation:style-name="pr5" draw:layer="layout" svg:width="25.199cm" svg:height="3.506cm" svg:x="1.4cm" svg:y="0.837cm" presentation:class="title">
          <draw:text-box>
            <text:p>本書を読み進めるにあたって</text:p>
          </draw:text-box>
        </draw:frame>
        <draw:frame presentation:style-name="pr2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asm が難しくて一人で勉強してると ぅっ になる<text:line-break/></text:p>
              </text:list-item>
              <text:list-item>
                <text:p>C 言語も vintage なフォーマットなので<text:line-break/>油断ならない<text:line-break/></text:p>
              </text:list-item>
              <text:list-item>
                <text:p>変数の使いまわし、アタリマエ。</text:p>
                <text:list>
                  <text:list-item>
                    <text:p>この時代はメモリをケチることこそ正義！（？）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1T1">
        <draw:frame presentation:style-name="pr5" draw:layer="layout" svg:width="25.199cm" svg:height="3.506cm" svg:x="1.4cm" svg:y="0.837cm" presentation:class="title">
          <draw:text-box>
            <text:p>PDP-11 の asm</text:p>
          </draw:text-box>
        </draw:frame>
        <draw:frame presentation:style-name="pr2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はじめの一歩としてはこちらが参考になりました</text:p>
                <text:list>
                  <text:list-item>
                    <text:p><text:a xlink:href="http://ja.wikipedia.org/wiki/PDP-11" xlink:type="simple">http://ja.wikipedia.org/wiki/PDP-11</text:a></text:p>
                    <text:list>
                      <text:list-item>
                        <text:p>5.2 アドレッシングモード</text:p>
                        <text:list>
                          <text:list-item>
                            <text:p>ひとまず 5.2.3 の SP の分だけでも押さえておく </text:p>
                          </text:list-item>
                        </text:list>
                      </text:list-item>
                      <text:list-item>
                        <text:p>5.3 命令セット<text:line-break/></text:p>
                      </text:list-item>
                    </text:list>
                  </text:list-item>
                  <text:list-item>
                    <text:p>給与を得る立場になったらぜひ<text:line-break/>「ジミー・ウェールズ氏からのお願い」<text:line-break/>を聞いてあげてください。<text:line-break/></text:p>
                  </text:list-item>
                </text:list>
              </text:list-item>
              <text:list-item>
                <text:p>ここに無い情報は official を参照</text:p>
                <text:list>
                  <text:list-item>
                    <text:p>"UNIX assembler reference manual"<text:line-break/>でググると pdf が出てきます。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1T1">
        <draw:frame presentation:style-name="pr5" draw:layer="layout" svg:width="25.199cm" svg:height="3.506cm" svg:x="1.4cm" svg:y="0.837cm" presentation:class="title">
          <draw:text-box>
            <text:p>PDP-11 の asm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分岐命令 (Bxx) と分岐先について</text:p>
                <text:list>
                  <text:list-item>
                    <text:p>BR <text:tab/>1f</text:p>
                    <text:list>
                      <text:list-item>
                        <text:p>無条件で下方の "1:" に分岐<text:line-break/></text:p>
                      </text:list-item>
                    </text:list>
                  </text:list-item>
                  <text:list-item>
                    <text:p>BEC(= BCC) <text:tab/>2f</text:p>
                    <text:list>
                      <text:list-item>
                        <text:p>演算結果が桁あふれありなら下方の "2:" に分岐<text:line-break/></text:p>
                      </text:list-item>
                      <text:list-item>
                        <text:p>"f" は "forward"、 "b" は "backward"。</text:p>
                      </text:list-item>
                      <text:list-item>
                        <text:p>一般的なラベル（loop, call, 等）とは扱いが異なる？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1T1">
        <draw:frame presentation:style-name="pr5" draw:layer="layout" svg:width="25.199cm" svg:height="3.506cm" svg:x="1.4cm" svg:y="0.837cm" presentation:class="title">
          <draw:text-box>
            <text:p>PDP-11 の要点</text:p>
          </draw:text-box>
        </draw:frame>
        <draw:frame presentation:style-name="pr2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16 bit プロセッサ</text:p>
                <text:list>
                  <text:list-item>
                    <text:p>1 ワードは 16 bit</text:p>
                  </text:list-item>
                </text:list>
              </text:list-item>
              <text:list-item>
                <text:p>Unibus は 18 bit</text:p>
                <text:list>
                  <text:list-item>
                    <text:p>18 bit アドレスで、メモリは 2^18 = 256 KB。</text:p>
                  </text:list-item>
                </text:list>
              </text:list-item>
              <text:list-item>
                <text:p>PSW (Processor Status Word)</text:p>
                <text:list>
                  <text:list-item>
                    <text:p>カーネルモードとユーザーモード</text:p>
                  </text:list-item>
                </text:list>
              </text:list-item>
              <text:list-item>
                <text:p>汎用レジスタ</text:p>
              </text:list-item>
              <text:list-item>
                <text:p>MMU(SR0, SR2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4T19">
        <draw:frame presentation:style-name="pr5" draw:layer="layout" svg:width="25.199cm" svg:height="3.506cm" svg:x="1.4cm" svg:y="7.737cm" presentation:class="title" presentation:user-transformed="true">
          <draw:text-box>
            <text:p>ここからプロセスのお話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1T1">
        <draw:frame presentation:style-name="pr5" draw:layer="layout" svg:width="25.199cm" svg:height="3.506cm" svg:x="1.4cm" svg:y="0.837cm" presentation:class="title">
          <draw:text-box>
            <text:p>プロセス概要</text:p>
          </draw:text-box>
        </draw:frame>
        <draw:frame presentation:style-name="pr2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基本的なルールは Linux と一緒<text:line-break/></text:p>
              </text:list-item>
              <text:list-item>
                <text:p>管理情報</text:p>
                <text:list>
                  <text:list-item>
                    <text:p>proc 構造体</text:p>
                    <text:list>
                      <text:list-item>
                        <text:p>メモリ上の特定領域に常に存在</text:p>
                      </text:list-item>
                      <text:list-item>
                        <text:p>プロセス最大数は NPROC (= 50)<text:line-break/></text:p>
                      </text:list-item>
                    </text:list>
                  </text:list-item>
                  <text:list-item>
                    <text:p>user 構造体</text:p>
                    <text:list>
                      <text:list-item>
                        <text:p>PPDA 領域内</text:p>
                      </text:list-item>
                      <text:list-item>
                        <text:p>グローバル変数 u でアクセス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" draw:text-style-name="P3" draw:layer="layout" svg:width="1.2cm" svg:height="8.4cm" svg:x="18.8cm" svg:y="9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" draw:text-style-name="P5" draw:layer="layout" svg:width="6cm" svg:height="4.6cm" svg:x="21cm" svg:y="9.4cm">
          <text:p text:style-name="P4"><text:span text:style-name="T2">1 </text:span><text:span text:style-name="T2">プロセスにつき</text:span><text:span text:style-name="T2"><text:line-break/></text:span><text:span text:style-name="T2">それぞれ </text:span><text:span text:style-name="T2">1 </text:span><text:span text:style-name="T2">つずつ</text:span></text:p>
          <text:p text:style-name="P4"><text:span text:style-name="T2">紐付けられる。</text:span></text:p>
          <draw:enhanced-geometry svg:viewBox="0 0 21600 21600" draw:text-areas="800 800 20800 20800" draw:type="round-rectangular-callout" draw:modifiers="-1929.27845359107 18557.8787220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1T1">
        <draw:frame presentation:style-name="pr5" draw:layer="layout" svg:width="25.199cm" svg:height="3.506cm" svg:x="1.4cm" svg:y="0.837cm" presentation:class="title">
          <draw:text-box>
            <text:p>プロセス概要</text:p>
          </draw:text-box>
        </draw:frame>
        <draw:frame presentation:style-name="pr2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アドレス空間</text:p>
                <text:list>
                  <text:list-item>
                    <text:p>物理アドレス : 先述の通り 18 bit (256 KB)<text:line-break/></text:p>
                  </text:list-item>
                  <text:list-item>
                    <text:p>仮想アドレス : 16 bit (64 KB)</text:p>
                    <text:list>
                      <text:list-item>
                        <text:p>仮想アドレス空間はプロセス毎に存在し、<text:line-break/>管理は APR (PAR + PDR) でしている。</text:p>
                      </text:list-item>
                      <text:list-item>
                        <text:p>APR はカーネル用とユーザー用が別個に存在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1T1">
        <draw:frame presentation:style-name="pr5" draw:layer="layout" svg:width="25.199cm" svg:height="3.506cm" svg:x="1.4cm" svg:y="0.837cm" presentation:class="title">
          <draw:text-box>
            <text:p>プロセスの制御</text:p>
          </draw:text-box>
        </draw:frame>
        <draw:frame presentation:style-name="pr2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基本的なルールは Linux と一緒<text:line-break/></text:p>
              </text:list-item>
              <text:list-item>
                <text:p>P.60</text:p>
                <text:list>
                  <text:list-item>
                    <text:p>『自分の子プロセスを探すには（中略）<text:line-break/>自分を指しているものを探す必要がある。』（？）</text:p>
                    <text:list>
                      <text:list-item>
                        <text:p>fork() からの戻り値が子プロセスの pid では？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1T1">
        <draw:frame presentation:style-name="pr5" draw:layer="layout" svg:width="25.199cm" svg:height="3.506cm" svg:x="1.4cm" svg:y="0.837cm" presentation:class="title">
          <draw:text-box>
            <text:p>fork() の内部処理</text:p>
          </draw:text-box>
        </draw:frame>
        <draw:frame presentation:style-name="pr2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source/s4/fork.s</text:p>
                <text:list>
                  <text:list-item>
                    <text:p>_fork: が C ライブラリの fork() に相当</text:p>
                  </text:list-item>
                  <text:list-item>
                    <text:p>sys<text:tab/>fork<text:line-break/>によってカーネルモードにスイッチ</text:p>
                  </text:list-item>
                </text:list>
              </text:list-item>
              <text:list-item>
                <text:p>sys/ken.c の fork() ← カーネル内の fork()</text:p>
                <text:list>
                  <text:list-item>
                    <text:p>newproc()</text:p>
                    <text:list>
                      <text:list-item>
                        <text:p>親プロセスには 0 が返る</text:p>
                      </text:list-item>
                      <text:list-item>
                        <text:p>子プロセスには 1 が返る ← 本日のハマリポイント（後述）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標準" presentation:presentation-page-layout-name="AL1T1">
        <draw:frame presentation:style-name="pr5" draw:layer="layout" svg:width="25.199cm" svg:height="3.506cm" svg:x="1.4cm" svg:y="0.837cm" presentation:class="title">
          <draw:text-box>
            <text:p>newproc()</text:p>
          </draw:text-box>
        </draw:frame>
        <draw:frame presentation:style-name="pr2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この関数の戻り値は 0</text:p>
              </text:list-item>
              <text:list-item>
                <text:p>しかし子プロセスからコールした場合には<text:line-break/>1 が戻る不思議<text:line-break/></text:p>
              </text:list-item>
              <text:list-item>
                <text:p>この話は一旦 pending されて<text:line-break/>まずは親子のコンテキストスイッチの話へ<text:line-break/> → 3.3 実行プロセスの切り替え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標準" presentation:presentation-page-layout-name="AL1T1">
        <draw:frame presentation:style-name="pr5" draw:layer="layout" svg:width="25.199cm" svg:height="3.506cm" svg:x="1.4cm" svg:y="0.837cm" presentation:class="title">
          <draw:text-box>
            <text:p>sleep()</text:p>
          </draw:text-box>
        </draw:frame>
        <draw:frame presentation:style-name="pr2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引数</text:p>
                <text:list>
                  <text:list-item>
                    <text:p>1.<text:tab/>wait 中のリソースのアドレス</text:p>
                  </text:list-item>
                  <text:list-item>
                    <text:p>2. 実行優先度</text:p>
                    <text:list>
                      <text:list-item>
                        <text:p>＋値なら SWAIT（シグナル受ける）に</text:p>
                      </text:list-item>
                      <text:list-item>
                        <text:p>－値なら SSLEEP（シグナル無視）に<text:line-break/></text:p>
                      </text:list-item>
                    </text:list>
                  </text:list-item>
                </text:list>
              </text:list-item>
              <text:list-item>
                <text:p>swtch() を呼ぶ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標準" presentation:presentation-page-layout-name="AL1T1">
        <draw:frame presentation:style-name="pr5" draw:layer="layout" svg:width="25.199cm" svg:height="3.506cm" svg:x="1.4cm" svg:y="0.837cm" presentation:class="title">
          <draw:text-box>
            <text:p>swtch()</text:p>
          </draw:text-box>
        </draw:frame>
        <draw:frame presentation:style-name="pr2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最も優先度の高い SRUN のプロセスを実行する</text:p>
              </text:list-item>
              <text:list-item>
                <text:p>誰もいない場合は idle() を呼び出す</text:p>
              </text:list-item>
              <text:list-item>
                <text:p>runrun</text:p>
                <text:list>
                  <text:list-item>
                    <text:p>実行中のプロセスよりも高い優先度のプロセスが<text:line-break/>存在する場合にセットされる。</text:p>
                  </text:list-item>
                  <text:list-item>
                    <text:p>しかし setpri() の制御がバグっている（影響度は？）</text:p>
                  </text:list-item>
                </text:list>
              </text:list-item>
              <text:list-item>
                <text:p>ここで 1 を返すことで子プロセスに 1 が返る</text:p>
                <text:list>
                  <text:list-item>
                    <text:p>スタックの挙動を知らないのが許されるのは<text:line-break/>小学生までだよね（震え声）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標準" presentation:presentation-page-layout-name="AL1T1">
        <draw:frame presentation:style-name="pr5" draw:layer="layout" svg:width="25.199cm" svg:height="3.506cm" svg:x="1.4cm" svg:y="0.837cm" presentation:class="title">
          <draw:text-box>
            <text:p>UNIX V6 におけるスタックの流れ</text:p>
          </draw:text-box>
        </draw:frame>
        <draw:frame presentation:style-name="pr2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まずは Wikipedia の 5.2.3 を復讐</text:p>
                <text:list>
                  <text:list-item>
                    <text:p><text:a xlink:href="http://ja.wikipedia.org/wiki/PDP-11" xlink:type="simple">http://ja.wikipedia.org/wiki/PDP-11</text:a><text:line-break/></text:p>
                  </text:list-item>
                </text:list>
              </text:list-item>
              <text:list-item>
                <text:p>何度も P.78 ～ 82 を読み返す。<text:line-break/></text:p>
              </text:list-item>
              <text:list-item>
                <text:p>cret も押さえておく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標準" presentation:presentation-page-layout-name="AL1T1">
        <draw:frame presentation:style-name="pr5" draw:layer="layout" svg:width="25.199cm" svg:height="3.506cm" svg:x="1.4cm" svg:y="0.837cm" presentation:class="title">
          <draw:text-box>
            <text:p>savu(), retu(), aretu()</text:p>
          </draw:text-box>
        </draw:frame>
        <draw:frame presentation:style-name="pr2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なるほどわからん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標準" presentation:presentation-page-layout-name="AL1T1">
        <draw:frame presentation:style-name="pr5" draw:layer="layout" svg:width="25.199cm" svg:height="3.506cm" svg:x="1.4cm" svg:y="0.837cm" presentation:class="title">
          <draw:text-box>
            <text:p>プロセス優先度と setpri()</text:p>
          </draw:text-box>
        </draw:frame>
        <draw:frame presentation:style-name="pr2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値が低いほど優先度が高い<text:line-break/></text:p>
              </text:list-item>
              <text:list-item>
                <text:p>値の最大値 127 で<text:line-break/>ユーザープロセスは 100 以降</text:p>
                <text:list>
                  <text:list-item>
                    <text:p>負値のプロセスは SSLEEP 状態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標準" presentation:presentation-page-layout-name="AL1T1">
        <draw:frame presentation:style-name="pr5" draw:layer="layout" svg:width="25.199cm" svg:height="3.506cm" svg:x="1.4cm" svg:y="0.837cm" presentation:class="title">
          <draw:text-box>
            <text:p>wakeup()</text:p>
          </draw:text-box>
        </draw:frame>
        <draw:frame presentation:style-name="pr2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sleep(), setrun() などから実行<text:line-break/></text:p>
              </text:list-item>
              <text:list-item>
                <text:p>引数と同じリソースを持つプロセスを<text:line-break/>setrun() で実行可能状態にする</text:p>
                <text:list>
                  <text:list-item>
                    <text:p>w_chan : sleep している理由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標準" presentation:presentation-page-layout-name="AL1T1">
        <draw:frame presentation:style-name="pr5" draw:layer="layout" svg:width="25.199cm" svg:height="3.506cm" svg:x="1.4cm" svg:y="0.837cm" presentation:class="title">
          <draw:text-box>
            <text:p>setrun()</text:p>
          </draw:text-box>
        </draw:frame>
        <draw:frame presentation:style-name="pr2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プロセス実行状態を SRUN にする人</text:p>
                <text:list>
                  <text:list-item>
                    <text:p>ところで、プロセス実行状態定義の中には<text:line-break/>「実行中」状態の定義が無いですね。</text:p>
                    <text:list>
                      <text:list-item>
                        <text:p>u.u_procp で分かるから不要ということかも<text:line-break/></text:p>
                      </text:list-item>
                    </text:list>
                  </text:list-item>
                </text:list>
              </text:list-item>
              <text:list-item>
                <text:p>wakeup() は親関数であり子関数</text:p>
                <text:list>
                  <text:list-item>
                    <text:p>実行可能にするプロセスがスワップアウト中で<text:line-break/>スワップインするプロセスが無い場合</text:p>
                    <text:list>
                      <text:list-item>
                        <text:p>スワップインすべきかもしれないので<text:line-break/>「スケジューラを起こす」</text:p>
                        <text:list>
                          <text:list-item>
                            <text:p>この時、wakeup(&amp;runout); が呼ばれる。<text:line-break/>これが「スケジューラを起こす」ことになる？（詳しくは第４章？）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標準" presentation:presentation-page-layout-name="AL1T1">
        <draw:frame presentation:style-name="pr5" draw:layer="layout" svg:width="25.199cm" svg:height="3.506cm" svg:x="1.4cm" svg:y="0.837cm" presentation:class="title">
          <draw:text-box>
            <text:p>プログラムファイルのフォーマット</text:p>
          </draw:text-box>
        </draw:frame>
        <draw:frame presentation:style-name="pr2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ヘッダの定義</text:p>
              </text:list-item>
              <text:list-item>
                <text:p>なお、Linux の file コマンドで普通に識別します。<text:line-break/><text:line-break/>$ file unix<text:line-break/>unix: PDP-11 executable not stripped<text:line-break/><text:line-break/>$ hexdump -C unix | head -n 1<text:line-break/><text:span text:style-name="T3">00000000 <text:s/>07 01 08 5b 20 07 72 3c <text:s/>d4 0d 00 00 …</text:span><text:line-break/><text:line-break/>0x0107 = 0001 0000 0111<text:line-break/><text:tab/><text:tab/><text:tab/><text:tab/> 100 000 111 = 0407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標準" presentation:presentation-page-layout-name="AL1T1">
        <draw:frame presentation:style-name="pr5" draw:layer="layout" svg:width="25.199cm" svg:height="3.506cm" svg:x="1.4cm" svg:y="0.837cm" presentation:class="title">
          <draw:text-box>
            <text:p>exec()</text:p>
          </draw:text-box>
        </draw:frame>
        <draw:frame presentation:style-name="pr2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20x64 Byte のスタックを確保し、<text:line-break/>足りなくなったら自動的に拡張される。</text:p>
              </text:list-item>
              <text:list-item>
                <text:p>この段階で exec() を学ぶには知識が足りない。<text:line-break/>（負けイベント）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標準" presentation:presentation-page-layout-name="AL1T1">
        <draw:frame presentation:style-name="pr5" draw:layer="layout" svg:width="25.199cm" svg:height="3.506cm" svg:x="1.4cm" svg:y="0.837cm" presentation:class="title" presentation:user-transformed="true">
          <draw:text-box>
            <text:p>exec()</text:p>
          </draw:text-box>
        </draw:frame>
        <draw:frame presentation:style-name="pr2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exec() 以降の関数相関図</text:p>
                <text:list>
                  <text:list-item>
                    <text:p>exec()</text:p>
                    <text:list>
                      <text:list-item>
                        <text:p>readi()<text:tab/><text:tab/><text:tab/>: 実行するコマンドを読み出し</text:p>
                      </text:list-item>
                      <text:list-item>
                        <text:p>estabur()<text:tab/><text:tab/><text:tab/>: APR を更新</text:p>
                        <text:list>
                          <text:list-item>
                            <text:p>sureg()<text:tab/><text:tab/><text:tab/><text:tab/>: 更新されたAPR を H/W に反映</text:p>
                          </text:list-item>
                        </text:list>
                      </text:list-item>
                      <text:list-item>
                        <text:p>expand()<text:tab/><text:tab/><text:tab/>: データセグメントの拡大／縮小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標準" presentation:presentation-page-layout-name="AL1T1">
        <draw:frame presentation:style-name="pr5" draw:layer="layout" svg:width="25.199cm" svg:height="3.506cm" svg:x="1.4cm" svg:y="0.837cm" presentation:class="title">
          <draw:text-box>
            <text:p>readi()</text:p>
          </draw:text-box>
        </draw:frame>
        <draw:frame presentation:style-name="pr2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ファイルの内容を読み出す</text:p>
              </text:list-item>
              <text:list-item>
                <text:p>第 10 章で登場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標準" presentation:presentation-page-layout-name="AL1T1">
        <draw:frame presentation:style-name="pr5" draw:layer="layout" svg:width="25.199cm" svg:height="3.506cm" svg:x="1.4cm" svg:y="0.837cm" presentation:class="title">
          <draw:text-box>
            <text:p>estabur()</text:p>
          </draw:text-box>
        </draw:frame>
        <draw:frame presentation:style-name="pr2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APR を更新する</text:p>
              </text:list-item>
              <text:list-item>
                <text:p>T.B.D.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最後に sureg() を呼び出す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標準" presentation:presentation-page-layout-name="AL1T1">
        <draw:frame presentation:style-name="pr5" draw:layer="layout" svg:width="25.199cm" svg:height="3.506cm" svg:x="1.4cm" svg:y="0.837cm" presentation:class="title">
          <draw:text-box>
            <text:p>sureg()</text:p>
          </draw:text-box>
        </draw:frame>
        <draw:frame presentation:style-name="pr2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メモリ（user 構造体）に保持された APR 情報を<text:line-break/>H/W の APR に反映する</text:p>
              </text:list-item>
              <text:list-item>
                <text:p>UISA と UDSA</text:p>
              </text:list-item>
              <text:list-item>
                <text:p>T.B.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標準" presentation:presentation-page-layout-name="AL1T1">
        <draw:frame presentation:style-name="pr5" draw:layer="layout" svg:width="25.199cm" svg:height="3.506cm" svg:x="1.4cm" svg:y="0.837cm" presentation:class="title">
          <draw:text-box>
            <text:p>expand()</text:p>
          </draw:text-box>
        </draw:frame>
        <draw:frame presentation:style-name="pr2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データセグメントの拡大／縮小を行う</text:p>
              </text:list-item>
              <text:list-item>
                <text:p>後で出てくる sbreak() からも呼ばれます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標準" presentation:presentation-page-layout-name="AL4T19">
        <draw:frame presentation:style-name="pr5" draw:layer="layout" svg:width="25.199cm" svg:height="3.506cm" svg:x="1.4cm" svg:y="7.737cm" presentation:class="title" presentation:user-transformed="true">
          <draw:text-box>
            <text:p>プロセスの終了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標準" presentation:presentation-page-layout-name="AL1T1">
        <draw:frame presentation:style-name="pr5" draw:layer="layout" svg:width="25.199cm" svg:height="3.506cm" svg:x="1.4cm" svg:y="0.837cm" presentation:class="title">
          <draw:text-box>
            <text:p>プロセスの終了</text:p>
          </draw:text-box>
        </draw:frame>
        <draw:frame presentation:style-name="pr2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基本的なルールは Linux と一緒</text:p>
                <text:list>
                  <text:list-item>
                    <text:p>「プロセス」という単語を抜いて書いたら<text:line-break/>人の親として耐えられない文章になったので<text:line-break/>書きません。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標準" presentation:presentation-page-layout-name="AL1T1">
        <draw:frame presentation:style-name="pr5" draw:layer="layout" svg:width="25.199cm" svg:height="3.506cm" svg:x="1.4cm" svg:y="0.837cm" presentation:class="title">
          <draw:text-box>
            <text:p>exit()</text:p>
          </draw:text-box>
        </draw:frame>
        <draw:frame presentation:style-name="pr2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色々な後始末を行う</text:p>
              </text:list-item>
              <text:list-item>
                <text:p>孫は親ではなく init プロセスの子にす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標準" presentation:presentation-page-layout-name="AL1T1">
        <draw:frame presentation:style-name="pr5" draw:layer="layout" svg:width="25.199cm" svg:height="3.506cm" svg:x="1.4cm" svg:y="0.837cm" presentation:class="title">
          <draw:text-box>
            <text:p>wait()</text:p>
          </draw:text-box>
        </draw:frame>
        <draw:frame presentation:style-name="pr2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子の処理完了を待ち、リソースの解放を行う。</text:p>
              </text:list-item>
              <text:list-item>
                <text:p>子の数だけ wait() す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標準" presentation:presentation-page-layout-name="AL1T1">
        <draw:frame presentation:style-name="pr5" draw:layer="layout" svg:width="25.199cm" svg:height="3.506cm" svg:x="1.4cm" svg:y="0.837cm" presentation:class="title">
          <draw:text-box>
            <text:p>sbreak()</text:p>
          </draw:text-box>
        </draw:frame>
        <draw:frame presentation:style-name="pr2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データセグメントの中の .data / .bss 領域を<text:line-break/>拡張／縮小</text:p>
              </text:list-item>
              <text:list-item>
                <text:p>C ライブラリの malloc() などから呼ばれ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標準" presentation:presentation-page-layout-name="AL1T1">
        <draw:frame presentation:style-name="pr5" draw:layer="layout" svg:width="25.199cm" svg:height="3.506cm" svg:x="1.4cm" svg:y="0.837cm" presentation:class="title">
          <draw:text-box>
            <text:p>map 構造体</text:p>
          </draw:text-box>
        </draw:frame>
        <draw:frame presentation:style-name="pr2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物理メモリ／スワップ領域の<text:line-break/>空き領域のアドレス／サイズ管理用</text:p>
                <text:list>
                  <text:list-item>
                    <text:p>malloc() で出てくるアレ</text:p>
                    <text:list>
                      <text:list-item>
                        <text:p>coremap[] : 64 Byte （APR の最小管理単位）</text:p>
                      </text:list-item>
                      <text:list-item>
                        <text:p>swapmap[] : 512 Byte （ブロック単位）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標準" presentation:presentation-page-layout-name="AL1T1">
        <draw:frame presentation:style-name="pr5" draw:layer="layout" svg:width="25.199cm" svg:height="3.506cm" svg:x="1.4cm" svg:y="0.837cm" presentation:class="title">
          <draw:text-box>
            <text:p>malloc () / mfree()</text:p>
          </draw:text-box>
        </draw:frame>
        <draw:frame presentation:style-name="pr2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mfree() はただ解放するだけでなく、<text:line-break/>解放したエリアの前後も free の場合は<text:line-break/>空きエリアの結合も行う。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標準" presentation:presentation-page-layout-name="AL4T19">
        <draw:frame presentation:style-name="pr5" draw:layer="layout" svg:width="25.199cm" svg:height="3.506cm" svg:x="1.4cm" svg:y="7.737cm" presentation:class="title" presentation:user-transformed="true">
          <draw:text-box>
            <text:p>最後に swap について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標準" presentation:presentation-page-layout-name="AL1T1">
        <draw:frame presentation:style-name="pr5" draw:layer="layout" svg:width="25.199cm" svg:height="3.506cm" svg:x="1.4cm" svg:y="0.837cm" presentation:class="title">
          <draw:text-box>
            <text:p>sched()</text:p>
          </draw:text-box>
        </draw:frame>
        <draw:frame presentation:style-name="pr2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T.B.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標準" presentation:presentation-page-layout-name="AL1T1">
        <draw:frame presentation:style-name="pr5" draw:layer="layout" svg:width="25.199cm" svg:height="3.506cm" svg:x="1.4cm" svg:y="0.837cm" presentation:class="title">
          <draw:text-box>
            <text:p>xswap()</text:p>
          </draw:text-box>
        </draw:frame>
        <draw:frame presentation:style-name="pr2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T.B.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標準" presentation:presentation-page-layout-name="AL1T1">
        <draw:frame presentation:style-name="pr5" draw:layer="layout" svg:width="25.199cm" svg:height="3.506cm" svg:x="1.4cm" svg:y="0.837cm" presentation:class="title">
          <draw:text-box>
            <text:p>xalloc() / xfree()</text:p>
          </draw:text-box>
        </draw:frame>
        <draw:frame presentation:style-name="pr2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local 変数</text:p>
                <text:list>
                  <text:list-item>
                    <text:p>xp : text pointer</text:p>
                    <text:list>
                      <text:list-item>
                        <text:p>text 構造体 (P.136)</text:p>
                      </text:list-item>
                    </text:list>
                  </text:list-item>
                  <text:list-item>
                    <text:p>rp : buffer poin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TakaoPGothic" style:font-family-generic="roman" style:font-pitch="variable" fo:font-size="20pt" fo:font-style="normal" fo:text-shadow="none" style:text-underline-style="none" fo:font-weight="normal" style:letter-kerning="true" style:font-family-asian="TakaoPGothic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TakaoPGothic" style:font-family-generic="roman" style:font-pitch="variable" fo:font-size="44pt" fo:font-style="normal" fo:text-shadow="none" style:text-underline-style="none" fo:font-weight="normal" style:letter-kerning="true" style:font-family-asian="TakaoPGothic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ei </meta:initial-creator>
    <meta:creation-date>2013-08-31T21:11:05</meta:creation-date>
    <meta:generator>LibreOffice/3.5$Linux_X86_64 LibreOffice_project/350m1$Build-2</meta:generator>
    <dc:date>2013-09-02T02:40:45</dc:date>
    <dc:creator>kei </dc:creator>
    <meta:editing-duration>PT12H10M25S</meta:editing-duration>
    <meta:editing-cycles>128</meta:editing-cycles>
    <meta:document-statistic meta:object-count="174"/>
  </office:meta>
</office:document-meta>
</file>